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i mathvariant="italic">Nous</mi>
            <mi mathvariant="italic">utilisons</mi>
            <mi mathvariant="italic">ces</mi>
            <mi mathvariant="italic">paramètres</mi>
            <mi mathvariant="italic">pour</mi>
            <mtext>le</mtext>
            <mi mathvariant="italic">lissage</mi>
            <mi mathvariant="italic">de</mi>
            <mi>l</mi>
            <mi>'</mi>
            <mi mathvariant="italic">image</mi>
            <mi mathvariant="italic">avec</mi>
            <mtext>le</mtext>
            <mi mathvariant="italic">filtre</mi>
            <mi mathvariant="italic">de</mi>
            <mi mathvariant="italic">Gauss</mi>
            <mi mathvariant="normal">:</mi>
          </mrow>
        </mtd>
      </mtr>
      <mtr>
        <mtd/>
      </mtr>
      <mtr>
        <mtd>
          <mrow>
            <mi mathvariant="italic">Déviation</mi>
            <mi mathvariant="italic">standard</mi>
            <mi mathvariant="normal">:</mi>
            <mrow>
              <mo stretchy="false">σ</mo>
              <mo stretchy="false">=</mo>
              <mrow>
                <msub>
                  <mi>f</mi>
                  <mrow>
                    <mo stretchy="false">σ</mo>
                  </mrow>
                </msub>
                <mo stretchy="false">⋅</mo>
                <msub>
                  <mi>R</mi>
                  <mrow>
                    <mi>i</mi>
                  </mrow>
                </msub>
              </mrow>
            </mrow>
            <mi>,</mi>
            <mi mathvariant="italic">avec</mi>
            <msub>
              <mi>R</mi>
              <mrow>
                <mi>i</mi>
              </mrow>
            </msub>
            <mtext>le</mtext>
            <mi mathvariant="italic">rayon</mi>
            <mi mathvariant="italic">du</mi>
            <mi mathvariant="italic">pinceau</mi>
            <mi mathvariant="italic">et</mi>
            <msub>
              <mi>f</mi>
              <mrow>
                <mo stretchy="false">σ</mo>
              </mrow>
            </msub>
            <mi mathvariant="italic">un</mi>
            <mi mathvariant="italic">facteur</mi>
            <mi mathvariant="italic">constant</mi>
          </mrow>
        </mtd>
      </mtr>
      <mtr>
        <mtd>
          <mrow>
            <mi mathvariant="italic">Taille</mi>
            <mi mathvariant="italic">du</mi>
            <mi mathvariant="italic">noyau</mi>
            <mi mathvariant="normal">:</mi>
            <mrow>
              <mrow>
                <mo stretchy="false">(</mo>
                <mrow>
                  <mrow>
                    <mrow>
                      <mn>6</mn>
                      <mo stretchy="false">⋅</mo>
                      <mo stretchy="false">σ</mo>
                    </mrow>
                    <mo stretchy="false">+</mo>
                    <mn>1</mn>
                  </mrow>
                </mrow>
                <mo stretchy="false">)</mo>
              </mrow>
              <mo stretchy="false">×</mo>
              <mrow>
                <mo stretchy="false">(</mo>
                <mrow>
                  <mrow>
                    <mrow>
                      <mn>6</mn>
                      <mo stretchy="false">⋅</mo>
                      <mo stretchy="false">σ</mo>
                    </mrow>
                    <mo stretchy="false">+</mo>
                    <mn>1</mn>
                  </mrow>
                </mrow>
                <mo stretchy="false">)</mo>
              </mrow>
            </mrow>
          </mrow>
        </mtd>
      </mtr>
    </mtable>
    <annotation encoding="StarMath 5.0">Nous utilisons ces paramètres pour "le" lissage de l'image avec "le" filtre de Gauss:
newline
newline
alignl Déviation standard: %sigma = f_{%sigma}cdot R_{i}  , avec R_{i} "le" rayon du pinceau et f_{%sigma} un facteur constant 
newline alignl
Taille du noyau: (6 cdot%sigma + 1) times (6 cdot %sigma +1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3:49:25.17</meta:creation-date>
    <meta:generator>OpenOffice/4.1.0$Win32 OpenOffice.org_project/410m18$Build-9764</meta:generator>
  </office:meta>
</office:document-meta>
</file>